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99211"/>
    </style:style>
    <style:style style:name="T1" style:family="text">
      <style:text-properties officeooo:rsid="001992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home](https://github.com/psanthoshkumar/BigDataLearning/wiki)</text:p>
      <text:p text:style-name="Preformatted_20_Text"/>
      <text:p text:style-name="Preformatted_20_Text">**Get starting learning Big Data**</text:p>
      <text:p text:style-name="P1"/>
      <text:p text:style-name="P1"><text:span text:style-name="T1">Disclaimer : This Page is not really helpful for you,as this is working notes while learning stuff from surfing. But Feel free to checkout for your own experiments and test it in your Development Environment</text:span></text:p>
      <text:p text:style-name="Preformatted_20_Text"/>
      <text:p text:style-name="Preformatted_20_Text">[1.Introduction to Big Data](https://github.com/psanthoshkumar/BigDataLearning/wiki/1.-Introduction-to-Big-Data)</text:p>
      <text:p text:style-name="Preformatted_20_Text"/>
      <text:p text:style-name="Preformatted_20_Text">[2.Hadoop Architecture](https://github.com/psanthoshkumar/BigDataLearning/wiki/2.-Hadoop-Architecture)</text:p>
      <text:p text:style-name="Preformatted_20_Text"/>
      <text:p text:style-name="Preformatted_20_Text">[3.First Week Assignment](https://github.com/psanthoshkumar/BigDataLearning/wiki/3.-First-Week-Assignment)</text:p>
      <text:p text:style-name="Preformatted_20_Text"/>
      <text:p text:style-name="Preformatted_20_Text">[4.HDFS commands](https://github.com/psanthoshkumar/BigDataLearning/wiki/4.-HDFS-commands)</text:p>
      <text:p text:style-name="Preformatted_20_Text"/>
      <text:p text:style-name="Preformatted_20_Text">[5.First Map Reduce program](https://github.com/psanthoshkumar/BigDataLearning/wiki/5.-First-Map-Reduce-program)</text:p>
      <text:p text:style-name="Preformatted_20_Text"/>
      <text:p text:style-name="Preformatted_20_Text">[6.Map Reduce practical](https://github.com/psanthoshkumar/BigDataLearning/wiki/6.-Map-Reduce-practical)</text:p>
      <text:p text:style-name="Preformatted_20_Text"/>
      <text:p text:style-name="Preformatted_20_Text">[7.Map Reduce using Maven](https://github.com/psanthoshkumar/BigDataLearning/wiki/7.-Map-Reduce-using-Ma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1T21:59:30.962205512</dc:date>
    <meta:editing-duration>PT2M22S</meta:editing-duration>
    <meta:editing-cycles>1</meta:editing-cycles>
    <meta:document-statistic meta:table-count="0" meta:image-count="0" meta:object-count="0" meta:page-count="1" meta:paragraph-count="10" meta:word-count="63" meta:character-count="1037" meta:non-whitespace-character-count="984"/>
    <meta:generator>LibreOffice/6.1.3.2$Linux_X86_64 LibreOffice_project/10$Build-2</meta:generator>
  </office:meta>
</office:document-meta>
</file>